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89b8" officeooo:paragraph-rsid="001f53f0"/>
    </style:style>
    <style:style style:name="P2" style:family="paragraph" style:parent-style-name="Standard">
      <style:text-properties officeooo:rsid="001c89b8" officeooo:paragraph-rsid="00224838"/>
    </style:style>
    <style:style style:name="P3" style:family="paragraph" style:parent-style-name="Standard">
      <style:text-properties officeooo:rsid="0021a1ad" officeooo:paragraph-rsid="0021a1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ar convidados = []; </text:p>
      <text:p text:style-name="P2"/>
      <text:p text:style-name="P2">while(true) { </text:p>
      <text:p text:style-name="P2"><text:tab/>var nome = prompt("Digite o nome do convidado ou S para sair"); </text:p>
      <text:p text:style-name="P2"><text:tab/>var idade = Number(prompt("Digite a idade do convidado")); </text:p>
      <text:p text:style-name="P2"><text:tab/>var cpf = prompt("Digite o CPF do convidado"); </text:p>
      <text:p text:style-name="P2"><text:tab/>if (nome == "S") { </text:p>
      <text:p text:style-name="P2"><text:tab/><text:tab/>break; </text:p>
      <text:p text:style-name="P2"><text:tab/>} else { </text:p>
      <text:p text:style-name="P2"><text:tab/>convidados.push({nome: nome, idade: idade, cpf: cpf}); </text:p>
      <text:p text:style-name="P2"><text:tab/>} </text:p>
      <text:p text:style-name="P2">} </text:p>
      <text:p text:style-name="P2"/>
      <text:p text:style-name="P2">console.log(convidados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13:48:39.122198488</meta:creation-date>
    <dc:date>2021-04-12T21:47:13.796206638</dc:date>
    <meta:editing-duration>PT31M49S</meta:editing-duration>
    <meta:editing-cycles>20</meta:editing-cycles>
    <meta:generator>LibreOffice/6.0.6.2$Linux_X86_64 LibreOffice_project/00m0$Build-2</meta:generator>
    <meta:document-statistic meta:table-count="0" meta:image-count="0" meta:object-count="0" meta:page-count="1" meta:paragraph-count="12" meta:word-count="52" meta:character-count="332" meta:non-whitespace-character-count="272"/>
  </office:meta>
</office:document-meta>
</file>